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1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color="#000000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table:number-columns-repeated="2"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table:number-columns-repeated="2"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table:number-columns-repeated="2"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table:number-columns-repeated="2"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table:number-columns-repeated="2"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table:number-columns-repeated="2"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table:number-columns-repeated="2"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table:number-columns-repeated="2"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table:number-columns-repeated="2"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table:number-columns-repeated="2"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table:number-columns-repeated="2"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table:number-columns-repeated="2"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table:number-columns-repeated="2"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table:number-columns-repeated="2"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table:number-columns-repeated="2"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table:number-columns-repeated="2"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table:number-columns-repeated="2"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table:number-columns-repeated="2"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table:number-columns-repeated="2"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table:number-columns-repeated="2"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table:number-columns-repeated="2"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table:number-columns-repeated="2"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table:number-columns-repeated="2"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table:number-columns-repeated="2"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table:number-columns-repeated="2"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table:number-columns-repeated="2"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table:number-columns-repeated="2"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number-columns-repeated="2"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number-columns-repeated="2"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number-columns-repeated="2"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number-columns-repeated="2"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number-columns-repeated="2"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number-columns-repeated="2"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number-columns-repeated="2"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number-columns-repeated="2"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number-columns-repeated="2"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table:number-columns-repeated="2"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table:number-columns-repeated="2"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table:number-columns-repeated="2"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table:number-columns-repeated="2"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table:number-columns-repeated="2"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table:number-columns-repeated="2"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table:number-columns-repeated="2"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table:number-columns-repeated="2"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table:number-columns-repeated="2"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table:number-columns-repeated="2"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table:number-columns-repeated="2"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table:number-columns-repeated="2"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table:number-columns-repeated="2"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table:number-columns-repeated="2"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table:number-columns-repeated="2"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table:number-columns-repeated="2"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table:number-columns-repeated="2"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table:number-columns-repeated="2"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table:number-columns-repeated="2"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table:number-columns-repeated="2"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table:number-columns-repeated="2"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table:number-columns-repeated="2"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table:number-columns-repeated="2"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table:number-columns-repeated="2"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table:number-columns-repeated="2"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table:number-columns-repeated="2"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table:number-columns-repeated="2"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table:number-columns-repeated="2"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table:number-columns-repeated="2"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table:number-columns-repeated="2"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table:number-columns-repeated="2"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table:number-columns-repeated="2"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table:number-columns-repeated="2"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table:number-columns-repeated="2"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table:number-columns-repeated="2"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table:number-columns-repeated="2"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table:number-columns-repeated="2"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table:number-columns-repeated="2"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table:number-columns-repeated="2"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table:number-columns-repeated="2"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table:number-columns-repeated="2"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table:number-columns-repeated="2"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table:number-columns-repeated="2"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table:number-columns-repeated="2"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table:number-columns-repeated="2"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table:number-columns-repeated="2"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table:number-columns-repeated="2"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table:number-columns-repeated="2"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table:number-columns-repeated="2"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table:number-columns-repeated="2"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table:number-columns-repeated="2"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table:number-columns-repeated="2"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table:number-columns-repeated="2"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table:number-columns-repeated="2"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table:number-columns-repeated="2"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table:number-columns-repeated="2"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table:number-columns-repeated="2"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table:number-columns-repeated="2"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table:number-columns-repeated="2"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table:number-columns-repeated="2"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table:number-columns-repeated="2"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table:number-columns-repeated="2"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table:number-columns-repeated="2"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table:number-columns-repeated="2"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table:number-columns-repeated="2"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table:number-columns-repeated="2"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table:number-columns-repeated="2"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table:number-columns-repeated="2"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table:number-columns-repeated="2"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table:number-columns-repeated="2"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table:number-columns-repeated="2"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table:number-columns-repeated="2"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table:number-columns-repeated="2"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table:number-columns-repeated="2"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table:number-columns-repeated="2"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table:number-columns-repeated="2"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table:number-columns-repeated="2"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table:number-columns-repeated="2"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table:number-columns-repeated="2"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table:number-columns-repeated="2"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table:number-columns-repeated="2"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table:number-columns-repeated="2"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table:number-columns-repeated="2"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table:number-columns-repeated="2"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table:number-columns-repeated="2"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table:number-columns-repeated="2"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table:number-columns-repeated="2"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table:number-columns-repeated="2"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table:number-columns-repeated="2"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table:number-columns-repeated="2"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table:number-columns-repeated="2"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table:number-columns-repeated="2"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table:number-columns-repeated="2"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table:number-columns-repeated="2"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table:number-columns-repeated="2"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table:number-columns-repeated="2"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table:number-columns-repeated="2"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table:number-columns-repeated="2"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table:number-columns-repeated="2"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table:number-columns-repeated="2"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table:number-columns-repeated="2"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table:number-columns-repeated="2"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table:number-columns-repeated="2"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table:number-columns-repeated="2"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table:number-columns-repeated="2"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table:number-columns-repeated="2"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table:number-columns-repeated="2"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table:number-columns-repeated="2"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table:number-columns-repeated="2"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table:number-columns-repeated="2"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table:number-columns-repeated="2"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table:number-columns-repeated="2"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table:number-columns-repeated="2"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table:number-columns-repeated="2"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table:number-columns-repeated="2"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table:number-columns-repeated="2"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table:number-columns-repeated="2"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table:number-columns-repeated="2"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table:number-columns-repeated="2"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table:number-columns-repeated="2"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table:number-columns-repeated="2"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table:number-columns-repeated="2"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table:number-columns-repeated="2"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table:number-columns-repeated="2"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table:number-columns-repeated="2"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table:number-columns-repeated="2"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table:number-columns-repeated="2"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table:number-columns-repeated="2"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table:number-columns-repeated="2"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table:number-columns-repeated="2"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table:number-columns-repeated="2"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table:number-columns-repeated="2"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table:number-columns-repeated="2"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table:number-columns-repeated="2"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table:number-columns-repeated="2"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table:number-columns-repeated="2"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table:number-columns-repeated="2"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table:number-columns-repeated="2"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table:number-columns-repeated="2"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table:number-columns-repeated="2"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table:number-columns-repeated="2"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table:number-columns-repeated="2"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table:number-columns-repeated="2"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table:number-columns-repeated="2"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table:number-columns-repeated="2"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table:number-columns-repeated="2"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table:number-columns-repeated="2"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table:number-columns-repeated="2"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table:number-columns-repeated="2"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table:number-columns-repeated="2"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table:number-columns-repeated="2"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table:number-columns-repeated="2"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table:number-columns-repeated="2"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table:number-columns-repeated="2"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table:number-columns-repeated="2"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table:number-columns-repeated="2"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table:number-columns-repeated="2"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table:number-columns-repeated="2"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table:number-columns-repeated="2"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table:number-columns-repeated="2"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table:number-columns-repeated="2"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table:number-columns-repeated="2"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table:number-columns-repeated="2"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table:number-columns-repeated="2"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table:number-columns-repeated="2"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1" office:value-type="string">
            <text:p>어기어검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2" office:value-type="string">
            <text:p>강력한 에너지 검을 소환한다. 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3" office:value-type="string">
            <text:p>다운스케이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2" office:value-type="string">
            <text:p>몬스터 를 난타 한후 몬스터 스케이팅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3" office:value-type="string">
            <text:p>하이크래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2" office:value-type="string">
            <text:p>공중으로 띄워 바닥에 내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3" office:value-type="string">
            <text:p>공간참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2" office:value-type="string">
            <text:p>공간을 베는 전체 공격을 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3" office:value-type="string">
            <text:p>돌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2" office:value-type="string">
            <text:p>강한 돌격으로 적을 쓰러트린다. <text:s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3" office:value-type="string">
            <text:p>드래곤헌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2" office:value-type="string">
            <text:p>강한 회전으로 주변을 물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3" office:value-type="string">
            <text:p>3연난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2" office:value-type="string">
            <text:p>2연속 띄우고 스크류 드라이버 <text:s/>공격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4" office:value-type="string">
            <text:p>백다운피스톨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2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4" office:value-type="string">
            <text:p>스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2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4" office:value-type="string">
            <text:p>스핀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2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4" office:value-type="string">
            <text:p>힐링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2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4" office:value-type="string">
            <text:p>안드로메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2" office:value-type="string">
            <text:p>우주병기를 이용하여 전체 공격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4" office:value-type="string">
            <text:p>발칸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2" office:value-type="string">
            <text:p>강력한 발칸포로 연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4" office:value-type="string">
            <text:p>3콤건컷터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5" office:value-type="string">
            <text:p>2연속 공격후 건으로 난무 <text:s text:c="15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4" office:value-type="string">
            <text:p>쌍염탄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6" office:value-type="string">
            <text:p>두발의 화염구를 발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4" office:value-type="string">
            <text:p>토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6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4" office:value-type="string">
            <text:p>스카이락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7" office:value-type="string">
            <text:p>바위를 소환해 몬스터를 띄운다 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48" office:value-type="string">
            <text:p>빙룡소환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49" office:value-type="string">
            <text:p>아이스 드래곤을 소환해 공격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0" office:value-type="string">
            <text:p>블랙홀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2" office:value-type="string">
            <text:p>블랙홀을 소환해 몬스터를 빨아들인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0" office:value-type="string">
            <text:p>뇌룡승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7" office:value-type="string">
            <text:p>썬더드래곤을 소환해 공격한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7" office:value-type="string">
            <text:p>얼음화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6" office:value-type="string">
            <text:p>얼음화살을 적에게 발사 한다.</text:p>
          </table:table-cell>
          <table:table-cell/>
          <table:table-cell table:style-name="ce54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2" office:value-type="string">
            <text:p>소드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3" office:value-type="string">
            <text:p>검사의 ATT 를 N0%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3" office:value-type="string">
            <text:p>생명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3" office:value-type="string">
            <text:p>캐릭터의 생명력이 + N0 상승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3" office:value-type="string">
            <text:p>극한의 저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3" office:value-type="string">
            <text:p>HP 20%이하일 경우 공격력 N0% 상승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3" office:value-type="string">
            <text:p>철벽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3" office:value-type="string">
            <text:p>N0% 의 확률로 적의 데미지 가 반감(50%)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3" office:value-type="string">
            <text:p>맹독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3" office:value-type="string">
            <text:p>기본타 공격시 N0% 의 확률로 적이 독에 걸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3" office:value-type="string">
            <text:p>고양이 눈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3" office:value-type="string">
            <text:p>어두운 곳에서 시력을 잃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3" office:value-type="string">
            <text:p>참격 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3" office:value-type="string">
            <text:p>공간 참격의 크리티컬 확률을 N0% 높힌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2" office:value-type="string">
            <text:p>건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3" office:value-type="string">
            <text:p>거너 의 ATT 를 <text:s/>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3" office:value-type="string">
            <text:p>치명타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3" office:value-type="string">
            <text:p>치명타 공격력을 N0% 증대 시킨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3" office:value-type="string">
            <text:p>고난도 회피 숙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3" office:value-type="string">
            <text:p>N0% 확률로 치명타 데미지 를 받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3" office:value-type="string">
            <text:p>에너지 게이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3" office:value-type="string">
            <text:p>MP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3" office:value-type="string">
            <text:p>감정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3" office:value-type="string">
            <text:p>N0 LV 아이템의 숨겨진 능력을 감정 할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3" office:value-type="string">
            <text:p>스턴샷 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3" office:value-type="string">
            <text:p>스턴의 지속 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3" office:value-type="string">
            <text:p>힐링팩부스터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3" office:value-type="string">
            <text:p>힐링 능력이 N0% 증가 하고 마나 소모량이 N0% 늘어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2" office:value-type="string">
            <text:p>매직마스터리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3" office:value-type="string">
            <text:p>법사의 ATT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3" office:value-type="string">
            <text:p>상성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3" office:value-type="string">
            <text:p>상성 공격에 의한 피해가 N0% <text:s/>증가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3" office:value-type="string">
            <text:p>회복증대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3" office:value-type="string">
            <text:p>HP/MP 의 회복 속도가 N0% 증가 한다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3" office:value-type="string">
            <text:p>기술수련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3" office:value-type="string">
            <text:p>10초 이상 쿨타임 을 가지는 스킬 의 쿨 타임이 N0 초 감소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3" office:value-type="string">
            <text:p>눈부신 성장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3" office:value-type="string">
            <text:p>레벨 업 시 N0% 확률로 추가 능력 치를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3" office:value-type="string">
            <text:p>고대어 습득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3" office:value-type="string">
            <text:p>N0Lv 고대언어로 된 서적을 읽을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3" office:value-type="string">
            <text:p>냉기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3" office:value-type="string">
            <text:p>얼음화살 아이스 빙룡 소환의 동결 지속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2" office:value-type="string">
            <text:p>잡기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3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3" office:value-type="string">
            <text:p>라인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3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3" office:value-type="string">
            <text:p>데시 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3" office:value-type="string">
            <text:p>스타일 공통|방향키 앞앞 <text:s/>또는 44 / 66 중 확인 또는 5번키 |데시 후 <text:s/>공격을 한다. <text:s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3" office:value-type="string">
            <text:p>가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3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3" office:value-type="string">
            <text:p>챠지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3" office:value-type="string">
            <text:p>건너 전용| 확인 또는 5번 키 누르고 있다 뗀다. |건너 일때 발동 기를 모은 후 발사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3" office:value-type="string">
            <text:p>마나 충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7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3" office:value-type="string">
            <text:p>법사 전용| 확인 또는 5번키 누르고 있는다.|법사일때 <text:s/>마나 충전을 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54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55" office:value-type="string">
            <text:p>명성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54" office:value-type="string">
            <text:p>포인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54" office:value-type="string">
            <text:p>DEX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55" office:value-type="string">
            <text:p>BLK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55" office:value-type="string">
            <text:p>H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55" office:value-type="string">
            <text:p>M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55" office:value-type="string">
            <text:p>%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54" office:value-type="string">
            <text:p>Lv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54" office:value-type="string">
            <text:p>소켓 없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55" office:value-type="string">
            <text:p>검사 공격력/방어력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55" office:value-type="string">
            <text:p>건너 공격력/크리/회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55" office:value-type="string">
            <text:p>생명력/방어력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55" office:value-type="string">
            <text:p>법사 공격력/마나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55" office:value-type="string">
            <text:p>남자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55" office:value-type="string">
            <text:p>여자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55" office:value-type="string">
            <text:p>노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55" office:value-type="string">
            <text:p>사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55" office:value-type="string">
            <text:p>퀵 슬롯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55" office:value-type="string">
            <text:p>버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55" office:value-type="string">
            <text:p>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55" office:value-type="string">
            <text:p>장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54" office:value-type="string">
            <text:p>스워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55" office:value-type="string">
            <text:p>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7" office:value-type="string">
            <text:p>Magic</text:p>
          </table:table-cell>
          <table:table-cell table:style-name="ce55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54" office:value-type="string">
            <text:p>액티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8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39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54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55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55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54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54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54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54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54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54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54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54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54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54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54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54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54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장착된 아이템 입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54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54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54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54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54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54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54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54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54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54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54" office:value-type="string">
            <text:p>골렘슬레이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stText</text:p>
          </table:table-cell>
          <table:table-cell table:style-name="ce32" office:value-type="string">
            <text:p>aaa</text:p>
          </table:table-cell>
          <table:table-cell table:style-name="ce54" office:value-type="string">
            <text:p>쿠냐 왕국!|그 곳^2에는 사람과 대화가 가능한 특별한 동물 쿠냐^0들이 살고 있는 작은 섬입니다.많은 사람들이 쿠냐를 보기 위해 이 섬을 찾았고, 그로 인해 쿠냐 왕국의 명성은 높아지고 있었습니다. 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8">
          <table:table-cell table:style-name="ce5" office:value-type="string">
            <text:p>MAINMENU_NAMEM</text:p>
          </table:table-cell>
          <table:table-cell table:style-name="ce40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8">
          <table:table-cell office:value-type="string">
            <text:p>MAINMENU_NAMEW</text:p>
          </table:table-cell>
          <table:table-cell table:style-name="ce40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1</text:p>
          </table:table-cell>
          <table:table-cell table:style-name="ce40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2</text:p>
          </table:table-cell>
          <table:table-cell table:style-name="ce40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3</text:p>
          </table:table-cell>
          <table:table-cell table:style-name="ce40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3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office:forms form:automatic-focus="false" form:apply-design-mode="false"/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9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10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6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9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1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6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office:forms form:automatic-focus="false" form:apply-design-mode="false"/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number-columns-repeated="2"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number-columns-repeated="2"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number-columns-repeated="2"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number-columns-repeated="2"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number-columns-repeated="2"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number-columns-repeated="2"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number-columns-repeated="2"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number-columns-repeated="2"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number-columns-repeated="2"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number-columns-repeated="2"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number-columns-repeated="2"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number-columns-repeated="2"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number-columns-repeated="2"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number-columns-repeated="2"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number-columns-repeated="2"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number-columns-repeated="2"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number-columns-repeated="2"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number-columns-repeated="2"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number-columns-repeated="2"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number-columns-repeated="2"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number-columns-repeated="2"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number-columns-repeated="2"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number-columns-repeated="2"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number-columns-repeated="2"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number-columns-repeated="2"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number-columns-repeated="2"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number-columns-repeated="2"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number-columns-repeated="2"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number-columns-repeated="2"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number-columns-repeated="2"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number-columns-repeated="2"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number-columns-repeated="2"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number-columns-repeated="2"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number-columns-repeated="2"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number-columns-repeated="2"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number-columns-repeated="2"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number-columns-repeated="2"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number-columns-repeated="2"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number-columns-repeated="2"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number-columns-repeated="2"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number-columns-repeated="2"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number-columns-repeated="2"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number-columns-repeated="2"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number-columns-repeated="2"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number-columns-repeated="2"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number-columns-repeated="2"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number-columns-repeated="2"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number-columns-repeated="2"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number-columns-repeated="2"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number-columns-repeated="2"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number-columns-repeated="2"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number-columns-repeated="2"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number-columns-repeated="2"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number-columns-repeated="2"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number-columns-repeated="2"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number-columns-repeated="2"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number-columns-repeated="2"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number-columns-repeated="2"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number-columns-repeated="2"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number-columns-repeated="2"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number-columns-repeated="2"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number-columns-repeated="2"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number-columns-repeated="2"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number-columns-repeated="2"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number-columns-repeated="2"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number-columns-repeated="2"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number-columns-repeated="2"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number-columns-repeated="2"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number-columns-repeated="2"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number-columns-repeated="2"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number-columns-repeated="2"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number-columns-repeated="2"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number-columns-repeated="2"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number-columns-repeated="2"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number-columns-repeated="2"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number-columns-repeated="2"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number-columns-repeated="2"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number-columns-repeated="2"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number-columns-repeated="2"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number-columns-repeated="2"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number-columns-repeated="2"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number-columns-repeated="2"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number-columns-repeated="2"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number-columns-repeated="2"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number-columns-repeated="2"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number-columns-repeated="2"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number-columns-repeated="2"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number-columns-repeated="2"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number-columns-repeated="2"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number-columns-repeated="2"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number-columns-repeated="2"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number-columns-repeated="2"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number-columns-repeated="2"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number-columns-repeated="2"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number-columns-repeated="2"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number-columns-repeated="2"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number-columns-repeated="2"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number-columns-repeated="2"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number-columns-repeated="2"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number-columns-repeated="2"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number-columns-repeated="2"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number-columns-repeated="2"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number-columns-repeated="2"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number-columns-repeated="2"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number-columns-repeated="2"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number-columns-repeated="2"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number-columns-repeated="2"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number-columns-repeated="2"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number-columns-repeated="2"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number-columns-repeated="2"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number-columns-repeated="2"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number-columns-repeated="2"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number-columns-repeated="2"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number-columns-repeated="2"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number-columns-repeated="2"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number-columns-repeated="2"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number-columns-repeated="2"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number-columns-repeated="2"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number-columns-repeated="2"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number-columns-repeated="2"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number-columns-repeated="2"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number-columns-repeated="2"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number-columns-repeated="2"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number-columns-repeated="2"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number-columns-repeated="2"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number-columns-repeated="2"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number-columns-repeated="2"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number-columns-repeated="2"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number-columns-repeated="2"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number-columns-repeated="2"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number-columns-repeated="2"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number-columns-repeated="2"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number-columns-repeated="2"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number-columns-repeated="2"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number-columns-repeated="2"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number-columns-repeated="2"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number-columns-repeated="2"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number-columns-repeated="2"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number-columns-repeated="2"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number-columns-repeated="2"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number-columns-repeated="2"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number-columns-repeated="2"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number-columns-repeated="2"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number-columns-repeated="2"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number-columns-repeated="2"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number-columns-repeated="2"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number-columns-repeated="2"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number-columns-repeated="2"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number-columns-repeated="2"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number-columns-repeated="2"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number-columns-repeated="2"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number-columns-repeated="2"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number-columns-repeated="2"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number-columns-repeated="2"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number-columns-repeated="2"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number-columns-repeated="2"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number-columns-repeated="2"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number-columns-repeated="2"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number-columns-repeated="2"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number-columns-repeated="2"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number-columns-repeated="2"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number-columns-repeated="2"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number-columns-repeated="2"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number-columns-repeated="2"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number-columns-repeated="2"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number-columns-repeated="2"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number-columns-repeated="2"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number-columns-repeated="2"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number-columns-repeated="2"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number-columns-repeated="2"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number-columns-repeated="2"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number-columns-repeated="2"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number-columns-repeated="2"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number-columns-repeated="2"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number-columns-repeated="2"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number-columns-repeated="2"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number-columns-repeated="2"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number-columns-repeated="2"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number-columns-repeated="2"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number-columns-repeated="2"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number-columns-repeated="2"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number-columns-repeated="2"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number-columns-repeated="2"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number-columns-repeated="2"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number-columns-repeated="2"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number-columns-repeated="2"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number-columns-repeated="2"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number-columns-repeated="2"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number-columns-repeated="2"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number-columns-repeated="2"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number-columns-repeated="2"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number-columns-repeated="2"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number-columns-repeated="2"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number-columns-repeated="2"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number-columns-repeated="2"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number-columns-repeated="2"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number-columns-repeated="2"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number-columns-repeated="2"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number-columns-repeated="2"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number-columns-repeated="2"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number-columns-repeated="2"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number-columns-repeated="2"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number-columns-repeated="2"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number-columns-repeated="2"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number-columns-repeated="2"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number-columns-repeated="2"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number-columns-repeated="2"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number-columns-repeated="2"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number-columns-repeated="2"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number-columns-repeated="2"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number-columns-repeated="2"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number-columns-repeated="2"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number-columns-repeated="2"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number-columns-repeated="2"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number-columns-repeated="2"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number-columns-repeated="2"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number-columns-repeated="2"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number-columns-repeated="2"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number-columns-repeated="2"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number-columns-repeated="2"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number-columns-repeated="2"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number-columns-repeated="2"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number-columns-repeated="2"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number-columns-repeated="2"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number-columns-repeated="2"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number-columns-repeated="2"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number-columns-repeated="2"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number-columns-repeated="2"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number-columns-repeated="2"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number-columns-repeated="2"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number-columns-repeated="2"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number-columns-repeated="2"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number-columns-repeated="2"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number-columns-repeated="2"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number-columns-repeated="2"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number-columns-repeated="2"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number-columns-repeated="2"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number-columns-repeated="2"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number-columns-repeated="2"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number-columns-repeated="2"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number-columns-repeated="2"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number-columns-repeated="2"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number-columns-repeated="2"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number-columns-repeated="2"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number-columns-repeated="2"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number-columns-repeated="2"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number-columns-repeated="2"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number-columns-repeated="2"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number-columns-repeated="2"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number-columns-repeated="2"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number-columns-repeated="2"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number-columns-repeated="2"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number-columns-repeated="2"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number-columns-repeated="2"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number-columns-repeated="2"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number-columns-repeated="2"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number-columns-repeated="2"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number-columns-repeated="2"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number-columns-repeated="2"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number-columns-repeated="2"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number-columns-repeated="2"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number-columns-repeated="2"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number-columns-repeated="2"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number-columns-repeated="2"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number-columns-repeated="2"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number-columns-repeated="2"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number-columns-repeated="2"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number-columns-repeated="2"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number-columns-repeated="2"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number-columns-repeated="2"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number-columns-repeated="2"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number-columns-repeated="2"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number-columns-repeated="2"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number-columns-repeated="2"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number-columns-repeated="2"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number-columns-repeated="2"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number-columns-repeated="2"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number-columns-repeated="2"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number-columns-repeated="2"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number-columns-repeated="2"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number-columns-repeated="2"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number-columns-repeated="2"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number-columns-repeated="2"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number-columns-repeated="2"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number-columns-repeated="2"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number-columns-repeated="2"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number-columns-repeated="2"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number-columns-repeated="2"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number-columns-repeated="2"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number-columns-repeated="2"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number-columns-repeated="2"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number-columns-repeated="2"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number-columns-repeated="2"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number-columns-repeated="2"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number-columns-repeated="2"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number-columns-repeated="2"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number-columns-repeated="2"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number-columns-repeated="2"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number-columns-repeated="2"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number-columns-repeated="2"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number-columns-repeated="2"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number-columns-repeated="2"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number-columns-repeated="2"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number-columns-repeated="2"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number-columns-repeated="2"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number-columns-repeated="2"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number-columns-repeated="2"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number-columns-repeated="2"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number-columns-repeated="2"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number-columns-repeated="2"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number-columns-repeated="2"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number-columns-repeated="2"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number-columns-repeated="2"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number-columns-repeated="2"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number-columns-repeated="2"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number-columns-repeated="2"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number-columns-repeated="2"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number-columns-repeated="2"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number-columns-repeated="2"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number-columns-repeated="2"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number-columns-repeated="2"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number-columns-repeated="2"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number-columns-repeated="2"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number-columns-repeated="2"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number-columns-repeated="2"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number-columns-repeated="2"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number-columns-repeated="2"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number-columns-repeated="2"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number-columns-repeated="2"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number-columns-repeated="2"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number-columns-repeated="2"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number-columns-repeated="2"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number-columns-repeated="2"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number-columns-repeated="2"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number-columns-repeated="2"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number-columns-repeated="2"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number-columns-repeated="2"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number-columns-repeated="2"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number-columns-repeated="2"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number-columns-repeated="2"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number-columns-repeated="2"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number-columns-repeated="2"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number-columns-repeated="2"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number-columns-repeated="2"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number-columns-repeated="2"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number-columns-repeated="2"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number-columns-repeated="2"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number-columns-repeated="2"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number-columns-repeated="2"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number-columns-repeated="2"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number-columns-repeated="2"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number-columns-repeated="2"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number-columns-repeated="2"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number-columns-repeated="2"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number-columns-repeated="2"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number-columns-repeated="2"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number-columns-repeated="2"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number-columns-repeated="2"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number-columns-repeated="2"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number-columns-repeated="2"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number-columns-repeated="2"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office:forms form:automatic-focus="false" form:apply-design-mode="false"/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6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009-06-25</text:date>, <text:time>15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12-14T14:26:19</meta:creation-date>
    <dc:date>2009-06-25T15:40:39.33</dc:date>
    <meta:editing-cycles>336</meta:editing-cycles>
    <meta:editing-duration>PT283H22M12S</meta:editing-duration>
    <meta:document-statistic meta:table-count="7" meta:cell-count="2467" meta:object-count="0"/>
    <meta:user-defined meta:name="Info 2"/>
    <meta:user-defined meta:name="Info 3"/>
    <meta:user-defined meta:name="Info 4"/>
    <meta:user-defined meta:name="Version">11.6568</meta:user-defined>
  </office:meta>
</office:document-meta>
</file>